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9.8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84.1pt"/>
    </style:style>
    <style:style style:name="co5" style:family="table-column">
      <style:table-column-properties fo:break-before="auto" style:column-width="168.49pt"/>
    </style:style>
    <style:style style:name="co6" style:family="table-column">
      <style:table-column-properties fo:break-before="auto" style:column-width="122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/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6633"/>
    </style:style>
    <style:style style:name="ce8" style:family="table-cell" style:parent-style-name="Default" style:data-style-name="N126">
      <style:table-cell-properties fo:background-color="#ff6633"/>
    </style:style>
    <style:style style:name="ce9" style:family="table-cell" style:parent-style-name="Default" style:data-style-name="N61">
      <style:table-cell-properties fo:background-color="#ffff00"/>
      <style:text-properties fo:color="#000000"/>
    </style:style>
    <style:style style:name="ce10" style:family="table-cell" style:parent-style-name="Default" style:data-style-name="N60">
      <style:table-cell-properties fo:background-color="#ff6633"/>
    </style:style>
    <style:style style:name="ce11" style:family="table-cell" style:parent-style-name="Default" style:data-style-name="N61"/>
    <style:style style:name="ce12" style:family="table-cell" style:parent-style-name="Default" style:data-style-name="N126"/>
    <style:style style:name="ce13" style:family="table-cell" style:parent-style-name="Default" style:data-style-name="N60"/>
    <style:style style:name="ce26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126">
      <style:text-properties fo:font-size="12pt" style:font-size-asian="12pt" style:font-size-complex="12pt"/>
    </style:style>
    <style:style style:name="ce30" style:family="table-cell" style:parent-style-name="Default" style:data-style-name="N61">
      <style:text-properties fo:font-size="12pt" style:font-size-asian="12pt" style:font-size-complex="12pt"/>
    </style:style>
    <style:style style:name="ce45" style:family="table-cell" style:parent-style-name="Default" style:data-style-name="N1">
      <style:text-properties fo:font-size="12pt" style:font-size-asian="12pt" style:font-size-complex="12pt"/>
    </style:style>
    <style:style style:name="ce29" style:family="table-cell" style:parent-style-name="Default" style:data-style-name="N60">
      <style:text-properties fo:font-size="12pt" style:font-size-asian="12pt" style:font-size-complex="12pt"/>
    </style:style>
    <style:style style:name="ce43" style:family="table-cell" style:parent-style-name="Default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rmin=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4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6" office:value-type="string" calcext:value-type="string">
            <text:p>Yellow</text:p>
          </table:table-cell>
          <table:table-cell office:value-type="string" calcext:value-type="string">
            <text:p>input to 'tools' formula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7" office:value-type="string" calcext:value-type="string">
            <text:p>Orange 2</text:p>
          </table:table-cell>
          <table:table-cell office:value-type="string" calcext:value-type="string">
            <text:p>output from 'tools' formula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 calcext:value-type="string">
            <text:p>Parameters for 1-D spherical expansion of ions and electron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uter radius</text:p>
          </table:table-cell>
          <table:table-cell office:value-type="string" calcext:value-type="string">
            <text:p>rmax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ner radius</text:p>
          </table:table-cell>
          <table:table-cell office:value-type="string" calcext:value-type="string">
            <text:p>rmin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umber of cells</text:p>
          </table:table-cell>
          <table:table-cell office:value-type="string" calcext:value-type="string">
            <text:p>ncell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verage cell size</text:p>
          </table:table-cell>
          <table:table-cell office:value-type="string" calcext:value-type="string">
            <text:p>dx_av</text:p>
          </table:table-cell>
          <table:table-cell table:formula="of:=(rmax-rmin)/ncell" office:value-type="float" office:value="0.4" calcext:value-type="float">
            <text:p>0.4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Specify a Debye length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ebye length</text:p>
          </table:table-cell>
          <table:table-cell office:value-type="string" calcext:value-type="string">
            <text:p>lambda</text:p>
          </table:table-cell>
          <table:table-cell table:style-name="ce6" table:formula="of:=dx_av/2" office:value-type="float" office:value="0.2" calcext:value-type="float">
            <text:p>0.2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a xlink:href="https://lyrana.github.io/lyrana.github.io/physics2.html" xlink:type="simple">Link for Debye length</text:a>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Specify an electron temperatur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lectron temperature</text:p>
          </table:table-cell>
          <table:table-cell office:value-type="string" calcext:value-type="string">
            <text:p>T_eV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input to 'tools' formu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lectron thermal velocity</text:p>
          </table:table-cell>
          <table:table-cell office:value-type="string" calcext:value-type="string">
            <text:p>v_the</text:p>
          </table:table-cell>
          <table:table-cell table:style-name="ce8" table:formula="of:=1030000" office:value-type="float" office:value="1030000" calcext:value-type="float">
            <text:p>1.030E+06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from 'tools' formu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nsity for Debye length</text:p>
          </table:table-cell>
          <table:table-cell office:value-type="string" calcext:value-type="string">
            <text:p>N_0</text:p>
          </table:table-cell>
          <table:table-cell table:style-name="ce9" office:value-type="float" office:value="8000" calcext:value-type="float">
            <text:p>8.00E+03</text:p>
          </table:table-cell>
          <table:table-cell office:value-type="string" calcext:value-type="string">
            <text:p>per cm3</text:p>
          </table:table-cell>
          <table:table-cell office:value-type="string" calcext:value-type="string">
            <text:p>input to 'tools' formul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/>=</text:p>
          </table:table-cell>
          <table:table-cell table:formula="of:=[.E22]*1000000" office:value-type="float" office:value="8000000000" calcext:value-type="float">
            <text:p>8000000000</text:p>
          </table:table-cell>
          <table:table-cell office:value-type="string" calcext:value-type="string">
            <text:p>per m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responding plasma frequency</text:p>
          </table:table-cell>
          <table:table-cell office:value-type="string" calcext:value-type="string">
            <text:p>omega_p</text:p>
          </table:table-cell>
          <table:table-cell table:style-name="ce10" office:value-type="float" office:value="5050000" calcext:value-type="float">
            <text:p>5.05E+006</text:p>
          </table:table-cell>
          <table:table-cell office:value-type="string" calcext:value-type="string">
            <text:p>per sec</text:p>
          </table:table-cell>
          <table:table-cell office:value-type="string" calcext:value-type="string">
            <text:p>from 'tools' formu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/plasma freq</text:p>
          </table:table-cell>
          <table:table-cell/>
          <table:table-cell table:formula="of:=2/[.E24]" office:value-type="float" office:value="0.000000396039603960396" calcext:value-type="float">
            <text:p>3.96039603960396E-07</text:p>
          </table:table-cell>
          <table:table-cell office:value-type="string" calcext:value-type="string">
            <text:p>se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estep limit</text:p>
          </table:table-cell>
          <table:table-cell table:style-name="ce5" office:value-type="string" calcext:value-type="string">
            <text:p>dt_max</text:p>
          </table:table-cell>
          <table:table-cell table:formula="of:=[.E25]" office:value-type="float" office:value="0.000000396039603960396" calcext:value-type="float">
            <text:p>3.96039603960396E-07</text:p>
          </table:table-cell>
          <table:table-cell office:value-type="string" calcext:value-type="string">
            <text:p>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 that we recover Debye length:</text:p>
          </table:table-cell>
          <table:table-cell/>
          <table:table-cell table:formula="of:='v_the'/'omega_p'" office:value-type="float" office:value="0.203960396039604" calcext:value-type="float">
            <text:p>0.203960396039604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on charge state</text:p>
          </table:table-cell>
          <table:table-cell office:value-type="string" calcext:value-type="string">
            <text:p>Zi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on mass</text:p>
          </table:table-cell>
          <table:table-cell office:value-type="string" calcext:value-type="string">
            <text:p>Mi</text:p>
          </table:table-cell>
          <table:table-cell table:style-name="ce11" table:formula="of:=M_p" office:value-type="float" office:value="1.672621637E-027" calcext:value-type="float">
            <text:p>1.67E-27</text:p>
          </table:table-cell>
          <table:table-cell office:value-type="string" calcext:value-type="string">
            <text:p>kg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on sound speed</text:p>
          </table:table-cell>
          <table:table-cell office:value-type="string" calcext:value-type="string">
            <text:p>Cs</text:p>
          </table:table-cell>
          <table:table-cell table:style-name="ce11" table:formula="of:=SQRT(Zi*q_e*T_eV/'Mi')" office:value-type="float" office:value="23973.5277991091" calcext:value-type="float">
            <text:p>2.40E+04</text:p>
          </table:table-cell>
          <table:table-cell office:value-type="string" calcext:value-type="string">
            <text:p>m/s</text:p>
          </table:table-cell>
          <table:table-cell/>
          <table:table-cell table:style-name="ce13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ce11"/>
        </table:table-row>
        <table:table-row table:style-name="ro1">
          <table:table-cell table:number-columns-repeated="2"/>
          <table:table-cell office:value-type="string" calcext:value-type="string">
            <text:p>ion speed at creation</text:p>
          </table:table-cell>
          <table:table-cell office:value-type="string" calcext:value-type="string">
            <text:p>Vi</text:p>
          </table:table-cell>
          <table:table-cell table:style-name="ce11" table:formula="of:=1.1*Cs" office:value-type="float" office:value="26370.88057902" calcext:value-type="float">
            <text:p>2.64E+04</text:p>
          </table:table-cell>
          <table:table-cell office:value-type="string" calcext:value-type="string">
            <text:p>m/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umber flux density at rmin</text:p>
          </table:table-cell>
          <table:table-cell office:value-type="string" calcext:value-type="string">
            <text:p>Fi</text:p>
          </table:table-cell>
          <table:table-cell table:style-name="ce12" table:formula="of:=Vi*N_0" office:value-type="float" office:value="210967044.63216" calcext:value-type="float">
            <text:p>2.110E+08</text:p>
          </table:table-cell>
          <table:table-cell office:value-type="string" calcext:value-type="string">
            <text:p>Number/m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urrent density at rmin</text:p>
          </table:table-cell>
          <table:table-cell office:value-type="string" calcext:value-type="string">
            <text:p>Ji</text:p>
          </table:table-cell>
          <table:table-cell table:formula="of:=Fi*q_e" office:value-type="float" office:value="0.0000000000338006438441527" calcext:value-type="float">
            <text:p>3.38006438441527E-11</text:p>
          </table:table-cell>
          <table:table-cell office:value-type="string" calcext:value-type="string">
            <text:p>A/m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ime to leave system at Vi</text:p>
          </table:table-cell>
          <table:table-cell office:value-type="string" calcext:value-type="string">
            <text:p>t_exit</text:p>
          </table:table-cell>
          <table:table-cell table:style-name="ce11" table:formula="of:=(rmax-rmin)/Vi" office:value-type="float" office:value="0.000151682458536568" calcext:value-type="float">
            <text:p>1.52E-04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 table:number-rows-repeated="1048534">
          <table:table-cell table:number-columns-repeated="8"/>
        </table:table-row>
        <table:table-row table:style-name="ro1">
          <table:table-cell table:number-columns-repeated="8"/>
        </table:table-row>
        <table:named-expressions>
          <table:named-range table:name="Cs" table:base-cell-address="$'rmin=1'.$E$21" table:cell-range-address="$'rmin=1'.$E$34"/>
          <table:named-range table:name="dx_av" table:base-cell-address="$'rmin=1'.$E$21" table:cell-range-address="$'rmin=1'.$E$13"/>
          <table:named-range table:name="Fi" table:base-cell-address="$'rmin=1'.$E$21" table:cell-range-address="$'rmin=1'.$E$37"/>
          <table:named-range table:name="lambda" table:base-cell-address="$'rmin=1'.$E$21" table:cell-range-address="$'rmin=1'.$E$15"/>
          <table:named-range table:name="N_0" table:base-cell-address="$'rmin=1'.$E$21" table:cell-range-address="$'rmin=1'.$E$22"/>
          <table:named-range table:name="rmax" table:base-cell-address="$'rmin=1'.$E$21" table:cell-range-address="$'rmin=1'.$E$9"/>
          <table:named-range table:name="rmin" table:base-cell-address="$'rmin=1'.$E$21" table:cell-range-address="$'rmin=1'.$E$10"/>
          <table:named-range table:name="T_eV" table:base-cell-address="$'rmin=1'.$E$21" table:cell-range-address="$'rmin=1'.$E$20"/>
          <table:named-range table:name="Vi" table:base-cell-address="$'rmin=1'.$E$21" table:cell-range-address="$'rmin=1'.$E$36"/>
          <table:named-range table:name="Zi" table:base-cell-address="$'rmin=1'.$E$21" table:cell-range-address="$'rmin=1'.$E$31"/>
        </table:named-expressions>
      </table:table>
      <table:table table:name="rmin=0" table:style-name="ta1">
        <table:table-column table:style-name="co1" table:number-columns-repeated="2" table:default-cell-style-name="ce26"/>
        <table:table-column table:style-name="co2" table:default-cell-style-name="ce26"/>
        <table:table-column table:style-name="co1" table:default-cell-style-name="ce28"/>
        <table:table-column table:style-name="co4" table:default-cell-style-name="ce26"/>
        <table:table-column table:style-name="co1" table:number-columns-repeated="1019" table:default-cell-style-name="ce26"/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2"/>
          <table:table-cell table:style-name="ce27" office:value-type="string" calcext:value-type="string">
            <text:p>Parameters for 1-D spherical expansion of ions and electrons</text:p>
          </table:table-cell>
          <table:table-cell table:number-columns-repeated="4"/>
          <table:table-cell office:value-type="string" calcext:value-type="string">
            <text:p>Check of ion cell density</text:p>
          </table:table-cell>
          <table:table-cell table:number-columns-repeated="1016"/>
        </table:table-row>
        <table:table-row table:style-name="ro3">
          <table:table-cell table:number-columns-repeated="7"/>
          <table:table-cell office:value-type="string" calcext:value-type="string">
            <text:p>There are 152 ions over a length of 20 m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outer radius</text:p>
          </table:table-cell>
          <table:table-cell office:value-type="string" calcext:value-type="string">
            <text:p>rmax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What is the density?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inner radius</text:p>
          </table:table-cell>
          <table:table-cell office:value-type="string" calcext:value-type="string">
            <text:p>r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ach ion represents </text:p>
          </table:table-cell>
          <table:table-cell table:number-columns-repeated="2"/>
          <table:table-cell office:value-type="string" calcext:value-type="string">
            <text:p>physical ions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string" calcext:value-type="string">
            <text:p>Number of cells</text:p>
          </table:table-cell>
          <table:table-cell office:value-type="string" calcext:value-type="string">
            <text:p>ncell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152/20" office:value-type="float" office:value="7.6" calcext:value-type="float">
            <text:p>7.6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Average cell size</text:p>
          </table:table-cell>
          <table:table-cell office:value-type="string" calcext:value-type="string">
            <text:p>dx_av</text:p>
          </table:table-cell>
          <table:table-cell table:formula="of:=([.E9]-[.E10])/[.E11]" office:value-type="float" office:value="0.4" calcext:value-type="float">
            <text:p>0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7" office:value-type="string" calcext:value-type="string">
            <text:p>Specify a Debye length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Debye length</text:p>
          </table:table-cell>
          <table:table-cell office:value-type="string" calcext:value-type="string">
            <text:p>lambda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a xlink:href="https://lyrana.github.io/lyrana.github.io/physics2.html" xlink:type="simple">Link for Debye length</text:a>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7" office:value-type="string" calcext:value-type="string">
            <text:p>Specify an electron temperatur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electron temperature</text:p>
          </table:table-cell>
          <table:table-cell office:value-type="string" calcext:value-type="string">
            <text:p>T_eV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eV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electron thermal velocity</text:p>
          </table:table-cell>
          <table:table-cell office:value-type="string" calcext:value-type="string">
            <text:p>v_the</text:p>
          </table:table-cell>
          <table:table-cell table:style-name="ce39" table:formula="of:=SQRT(q_e*[.E20]/m_e)" office:value-type="float" office:value="59309.6981776231" calcext:value-type="float">
            <text:p>5.931E+04</text:p>
          </table:table-cell>
          <table:table-cell office:value-type="string" calcext:value-type="string">
            <text:p>m/s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density for Debye length</text:p>
          </table:table-cell>
          <table:table-cell office:value-type="string" calcext:value-type="string">
            <text:p>N_0</text:p>
          </table:table-cell>
          <table:table-cell table:style-name="ce39" table:formula="of:=[.E23]/1000000" office:value-type="float" office:value="1.72698433366317" calcext:value-type="float">
            <text:p>1.727E+00</text:p>
          </table:table-cell>
          <table:table-cell office:value-type="string" calcext:value-type="string">
            <text:p>per cm3</text:p>
          </table:table-cell>
          <table:table-cell table:number-columns-repeated="2"/>
          <table:table-cell office:value-type="float" office:value="768201" calcext:value-type="float">
            <text:p>768201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string" calcext:value-type="string">
            <text:p><text:s/>=</text:p>
          </table:table-cell>
          <table:table-cell table:style-name="ce39" table:formula="of:=m_e*eps_0*([.E24]/q_e)^2" office:value-type="float" office:value="1726984.33366317" calcext:value-type="float">
            <text:p>1.727E+06</text:p>
          </table:table-cell>
          <table:table-cell office:value-type="string" calcext:value-type="string">
            <text:p>per m3</text:p>
          </table:table-cell>
          <table:table-cell table:formula="of:=[.E23]/(4*PI())/2" office:value-type="float" office:value="68714.5233361893" calcext:value-type="float">
            <text:p>68714.5233361893</text:p>
          </table:table-cell>
          <table:table-cell/>
          <table:table-cell table:formula="of:=[.I22]/(4*PI())" office:value-type="float" office:value="61131.4932190686" calcext:value-type="float">
            <text:p>61131.4932190686</text:p>
          </table:table-cell>
          <table:table-cell table:number-columns-repeated="1015"/>
        </table:table-row>
        <table:table-row table:style-name="ro3">
          <table:table-cell table:number-columns-repeated="2"/>
          <table:table-cell office:value-type="string" calcext:value-type="string">
            <text:p>corresponding plasma frequency</text:p>
          </table:table-cell>
          <table:table-cell office:value-type="string" calcext:value-type="string">
            <text:p>omega_p</text:p>
          </table:table-cell>
          <table:table-cell table:style-name="ce39" table:formula="of:=[.E21]/[.E15]" office:value-type="float" office:value="74137.1227220289" calcext:value-type="float">
            <text:p>7.414E+04</text:p>
          </table:table-cell>
          <table:table-cell office:value-type="string" calcext:value-type="string">
            <text:p>per sec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2/plasma freq</text:p>
          </table:table-cell>
          <table:table-cell/>
          <table:table-cell table:style-name="ce39" table:formula="of:=2/[.E24]" office:value-type="float" office:value="0.0000269770383118163" calcext:value-type="float">
            <text:p>2.698E-05</text:p>
          </table:table-cell>
          <table:table-cell office:value-type="string" calcext:value-type="string">
            <text:p>sec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timestep limit</text:p>
          </table:table-cell>
          <table:table-cell table:style-name="ce34" office:value-type="string" calcext:value-type="string">
            <text:p>dt_max</text:p>
          </table:table-cell>
          <table:table-cell table:style-name="ce39" table:formula="of:=[.E25]" office:value-type="float" office:value="0.0000269770383118163" calcext:value-type="float">
            <text:p>2.698E-05</text:p>
          </table:table-cell>
          <table:table-cell office:value-type="string" calcext:value-type="string">
            <text:p>sec</text:p>
          </table:table-cell>
          <table:table-cell table:style-name="ce39"/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chosen dt</text:p>
          </table:table-cell>
          <table:table-cell table:style-name="ce34" office:value-type="string" calcext:value-type="string">
            <text:p>dt</text:p>
          </table:table-cell>
          <table:table-cell table:style-name="ce30" office:value-type="float" office:value="0.00003" calcext:value-type="float">
            <text:p>3.00E-05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check that we recover Debye length:</text:p>
          </table:table-cell>
          <table:table-cell/>
          <table:table-cell table:formula="of:=[.E21]/[.E24]" office:value-type="float" office:value="0.8" calcext:value-type="float">
            <text:p>0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ion charge state</text:p>
          </table:table-cell>
          <table:table-cell office:value-type="string" calcext:value-type="string">
            <text:p>Zi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ion mass</text:p>
          </table:table-cell>
          <table:table-cell office:value-type="string" calcext:value-type="string">
            <text:p>Mi</text:p>
          </table:table-cell>
          <table:table-cell table:style-name="ce39" table:formula="of:=100*m_e" office:value-type="float" office:value="9.10938215E-029" calcext:value-type="float">
            <text:p>9.109E-29</text:p>
          </table:table-cell>
          <table:table-cell office:value-type="string" calcext:value-type="string">
            <text:p>kg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ion sound speed</text:p>
          </table:table-cell>
          <table:table-cell office:value-type="string" calcext:value-type="string">
            <text:p>Cs</text:p>
          </table:table-cell>
          <table:table-cell table:style-name="ce39" table:formula="of:=SQRT([.E31]*q_e*[.E20]/[.E32])" office:value-type="float" office:value="5930.96981776231" calcext:value-type="float">
            <text:p>5.931E+03</text:p>
          </table:table-cell>
          <table:table-cell office:value-type="string" calcext:value-type="string">
            <text:p>m/s</text:p>
          </table:table-cell>
          <table:table-cell/>
          <table:table-cell table:style-name="ce29"/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Ion-sround-speed multiplier</text:p>
          </table:table-cell>
          <table:table-cell table:style-name="ce26" office:value-type="string" calcext:value-type="string">
            <text:p>Cs_mult</text:p>
          </table:table-cell>
          <table:table-cell table:style-name="ce39" office:value-type="float" office:value="10" calcext:value-type="float">
            <text:p>1.000E+01</text:p>
          </table:table-cell>
          <table:table-cell table:number-columns-repeated="2"/>
          <table:table-cell table:style-name="ce30"/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ion speed at creation</text:p>
          </table:table-cell>
          <table:table-cell office:value-type="string" calcext:value-type="string">
            <text:p>Vi</text:p>
          </table:table-cell>
          <table:table-cell table:style-name="ce39" table:formula="of:=Cs_mult*[.E34]" office:value-type="float" office:value="59309.6981776231" calcext:value-type="float">
            <text:p>5.931E+04</text:p>
          </table:table-cell>
          <table:table-cell office:value-type="string" calcext:value-type="string">
            <text:p>m/s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number flux density at rmin</text:p>
          </table:table-cell>
          <table:table-cell office:value-type="string" calcext:value-type="string">
            <text:p>Fi</text:p>
          </table:table-cell>
          <table:table-cell table:style-name="ce39" table:formula="of:=[.E36]*[.E22]" office:value-type="float" office:value="102426.919587046" calcext:value-type="float">
            <text:p>1.024E+05</text:p>
          </table:table-cell>
          <table:table-cell office:value-type="string" calcext:value-type="string">
            <text:p>Number/m2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current density at rmin</text:p>
          </table:table-cell>
          <table:table-cell office:value-type="string" calcext:value-type="string">
            <text:p>Ji</text:p>
          </table:table-cell>
          <table:table-cell table:style-name="ce39" table:formula="of:=[.E37]*q_e" office:value-type="float" office:value="0.0000000000000164106002198206" calcext:value-type="float">
            <text:p>1.641E-14</text:p>
          </table:table-cell>
          <table:table-cell office:value-type="string" calcext:value-type="string">
            <text:p>A/m2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26"/>
          <table:table-cell table:style-name="ce39"/>
          <table:table-cell table:number-columns-repeated="1019"/>
        </table:table-row>
        <table:table-row table:style-name="ro3">
          <table:table-cell table:number-columns-repeated="4"/>
          <table:table-cell table:style-name="ce39"/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time to leave system at Vi</text:p>
          </table:table-cell>
          <table:table-cell office:value-type="string" calcext:value-type="string">
            <text:p>t_exit</text:p>
          </table:table-cell>
          <table:table-cell table:style-name="ce39" table:formula="of:=([.E9]-[.E10])/[.E36]" office:value-type="float" office:value="0.000337212978897704" calcext:value-type="float">
            <text:p>3.372E-04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45" table:formula="of:=[.E41]/[.E27]" office:value-type="float" office:value="11.2404326299235" calcext:value-type="float">
            <text:p>11</text:p>
          </table:table-cell>
          <table:table-cell office:value-type="string" calcext:value-type="string">
            <text:p>steps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omega_p" table:base-cell-address="$'rmin=1'.$E$21" table:cell-range-address="$'rmin=0'.$E$24"/>
          <table:named-range table:name="v_the" table:base-cell-address="$'rmin=1'.$E$21" table:cell-range-address="$'rmin=0'.$E$21"/>
        </table:named-expressions>
      </table:table>
      <table:table table:name="ParaView" table:style-name="ta1">
        <table:table-column table:style-name="co1" table:number-columns-repeated="2" table:default-cell-style-name="ce26"/>
        <table:table-column table:style-name="co5" table:default-cell-style-name="ce26"/>
        <table:table-column table:style-name="co1" table:number-columns-repeated="1021" table:default-cell-style-name="ce26"/>
        <table:table-row table:style-name="ro3" table:number-rows-repeated="2">
          <table:table-cell table:number-columns-repeated="1024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Plot of phase-space x-ux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iHat*x+1e-7*ux*jHa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Use the Glyph representation, no data-scaling</text:p>
          </table:table-cell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Glyph Type:</text:p>
          </table:table-cell>
          <table:table-cell office:value-type="string" calcext:value-type="string">
            <text:p>Sphere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Radius:</text:p>
          </table:table-cell>
          <table:table-cell office:value-type="float" office:value="0.05" calcext:value-type="float">
            <text:p>0.05</text:p>
          </table:table-cell>
          <table:table-cell table:number-columns-repeated="1020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sts" table:style-name="ta1" table:print="false">
        <table:table-column table:style-name="co1" table:number-columns-repeated="3" table:default-cell-style-name="ce26"/>
        <table:table-column table:style-name="co6" table:default-cell-style-name="ce26"/>
        <table:table-column table:style-name="co1" table:number-columns-repeated="1020" table:default-cell-style-name="ce26"/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Boltzmann's constant</text:p>
          </table:table-cell>
          <table:table-cell table:style-name="ce28" office:value-type="string" calcext:value-type="string">
            <text:p>k_B</text:p>
          </table:table-cell>
          <table:table-cell table:style-name="ce29" table:formula="of:=['file:///home/tph/workspace/dt/tests/unit/consts.ods'#$Sheet1.E53]" office:value-type="float" office:value="1.3806504E-023" calcext:value-type="float">
            <text:p>1.38E-023</text:p>
          </table:table-cell>
          <table:table-cell office:value-type="string" calcext:value-type="string">
            <text:p>J/K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electric charge</text:p>
          </table:table-cell>
          <table:table-cell table:style-name="ce28" office:value-type="string" calcext:value-type="string">
            <text:p>q_e</text:p>
          </table:table-cell>
          <table:table-cell table:style-name="ce29" table:formula="of:=['file:///home/tph/workspace/dt/tests/unit/consts.ods'#$Sheet1.E114]" office:value-type="float" office:value="1.602176487E-019" calcext:value-type="float">
            <text:p>1.60E-019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proton mass</text:p>
          </table:table-cell>
          <table:table-cell table:style-name="ce28" office:value-type="string" calcext:value-type="string">
            <text:p>M_p</text:p>
          </table:table-cell>
          <table:table-cell table:style-name="ce30" table:formula="of:=['file:///home/tph/workspace/dt/tests/unit/consts.ods'#$Sheet1.E264]" office:value-type="float" office:value="1.672621637E-027" calcext:value-type="float">
            <text:p>1.67E-27</text:p>
          </table:table-cell>
          <table:table-cell office:value-type="string" calcext:value-type="string">
            <text:p>kg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electron mass</text:p>
          </table:table-cell>
          <table:table-cell table:style-name="ce28" office:value-type="string" calcext:value-type="string">
            <text:p>m_e</text:p>
          </table:table-cell>
          <table:table-cell table:style-name="ce43" table:formula="of:=['file:///home/tph/workspace/dt/tests/unit/consts.ods'#$Sheet1.E91]" office:value-type="float" office:value="9.10938215E-031" calcext:value-type="float">
            <text:p>9.11E-031</text:p>
          </table:table-cell>
          <table:table-cell office:value-type="string" calcext:value-type="string">
            <text:p>kg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epsilon_0</text:p>
          </table:table-cell>
          <table:table-cell table:style-name="ce28" office:value-type="string" calcext:value-type="string">
            <text:p>eps_0</text:p>
          </table:table-cell>
          <table:table-cell table:style-name="ce30" table:formula="of:=['file:///home/tph/workspace/dt/tests/unit/consts.ods'#$Sheet1.E80]" office:value-type="float" office:value="0.000000000008854187817" calcext:value-type="float">
            <text:p>8.85E-12</text:p>
          </table:table-cell>
          <table:table-cell table:style-name="ce48" office:value-type="string" calcext:value-type="string">
            <text:p>F m^-1</text:p>
          </table:table-cell>
          <table:table-cell table:number-columns-repeated="1017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home/tph/workspace/dt/tests/unit/consts.ods'#Sheet1" table:print="false" table:style-name="ta_extref">
        <table:table-source xlink:type="simple" xlink:href="../../../tests/unit/consts.ods" table:table-name="Sheet1" table:filter-name="calc8" table:mode="copy-results-only"/>
        <table:table-column table:number-columns-repeated="5"/>
        <table:table-row table:number-rows-repeated="52">
          <table:table-cell table:number-columns-repeated="5"/>
        </table:table-row>
        <table:table-row>
          <table:table-cell table:number-columns-repeated="4"/>
          <table:table-cell table:style-name="ce1" office:value-type="float" office:value="1.3806504E-023">
            <text:p>1.3806504E-023</text:p>
          </table:table-cell>
        </table:table-row>
        <table:table-row table:number-rows-repeated="26">
          <table:table-cell table:number-columns-repeated="5"/>
        </table:table-row>
        <table:table-row>
          <table:table-cell table:number-columns-repeated="4"/>
          <table:table-cell table:style-name="ce1" office:value-type="float" office:value="8.854187817E-012">
            <text:p>8.854187817E-012</text:p>
          </table:table-cell>
        </table:table-row>
        <table:table-row table:number-rows-repeated="10">
          <table:table-cell table:number-columns-repeated="5"/>
        </table:table-row>
        <table:table-row>
          <table:table-cell table:number-columns-repeated="4"/>
          <table:table-cell table:style-name="ce1" office:value-type="float" office:value="9.10938215E-031">
            <text:p>9.10938215E-031</text:p>
          </table:table-cell>
        </table:table-row>
        <table:table-row table:number-rows-repeated="22">
          <table:table-cell table:number-columns-repeated="5"/>
        </table:table-row>
        <table:table-row>
          <table:table-cell table:number-columns-repeated="4"/>
          <table:table-cell table:style-name="ce1" office:value-type="float" office:value="1.602176487E-019">
            <text:p>1.602176487E-019</text:p>
          </table:table-cell>
        </table:table-row>
        <table:table-row table:number-rows-repeated="149">
          <table:table-cell table:number-columns-repeated="5"/>
        </table:table-row>
        <table:table-row>
          <table:table-cell table:number-columns-repeated="4"/>
          <table:table-cell table:style-name="ce1" office:value-type="float" office:value="1.672621637E-027">
            <text:p>1.672621637E-027</text:p>
          </table:table-cell>
        </table:table-row>
        <table:table-row table:number-rows-repeated="2">
          <table:table-cell table:number-columns-repeated="5"/>
        </table:table-row>
        <table:table-row>
          <table:table-cell table:number-columns-repeated="4"/>
          <table:table-cell table:style-name="ce1" office:value-type="float" office:value="1.00727646677">
            <text:p>1.00727646677</text:p>
          </table:table-cell>
        </table:table-row>
      </table:table>
      <table:named-expressions>
        <table:named-range table:name="Cs_mult" table:base-cell-address="$'rmin=0'.$D$35" table:cell-range-address="$'rmin=0'.$E$35"/>
        <table:named-range table:name="eps_0" table:base-cell-address="$consts.$E$11" table:cell-range-address="$consts.$F$11"/>
        <table:named-range table:name="k_B" table:base-cell-address="$consts.$E$3" table:cell-range-address="$consts.$F$3"/>
        <table:named-range table:name="m_e" table:base-cell-address="$consts.$E$9" table:cell-range-address="$consts.$F$9"/>
        <table:named-range table:name="M_p" table:base-cell-address="$consts.$E$4" table:cell-range-address="$consts.$F$7"/>
        <table:named-range table:name="ncell" table:base-cell-address="$'rmin=1'.$D$9" table:cell-range-address="$'rmin=1'.$E$11"/>
        <table:named-range table:name="N_0" table:base-cell-address="$'rmin=0'.$D$22" table:cell-range-address="$'rmin=0'.$E$22"/>
        <table:named-range table:name="q_e" table:base-cell-address="$consts.$E$5" table:cell-range-address="$consts.$F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scientific-number number:decimal-places="3" loext:min-decimal-places="3" number:min-integer-digits="1" number:min-exponent-digits="2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9">00/00/0000</text:date>, <text:time style:data-style-name="N2" text:time-value="18:31:55.2896223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Hughes</meta:initial-creator>
    <meta:creation-date>2017-10-08T14:21:19.001485501</meta:creation-date>
    <meta:generator>LibreOffice/6.0.3.2$Linux_X86_64 LibreOffice_project/00m0$Build-2</meta:generator>
    <dc:date>2018-09-29T23:15:51.269624835</dc:date>
    <meta:editing-duration>P12DT1H44M48S</meta:editing-duration>
    <meta:editing-cycles>32</meta:editing-cycles>
    <meta:document-statistic meta:table-count="4" meta:cell-count="210" meta:object-count="0"/>
  </office:meta>
</office:document-meta>
</file>